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83196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83196" style:font-size-asian="13pt" style:font-name-complex="Sanskrit 2003" style:font-size-complex="13pt"/>
    </style:style>
    <style:style style:name="P3" style:family="paragraph" style:parent-style-name="Footnote">
      <style:text-properties officeooo:rsid="05fce915" officeooo:paragraph-rsid="05fce9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5fcd686" style:font-weight-asian="bold" style:font-weight-complex="bold"/>
    </style:style>
    <style:style style:name="T3" style:family="text">
      <style:text-properties fo:font-weight="bold" officeooo:rsid="05fce915" style:font-weight-asian="bold" style:font-weight-complex="bold"/>
    </style:style>
    <style:style style:name="T4" style:family="text">
      <style:text-properties fo:font-weight="bold" officeooo:rsid="05dd190d" style:font-weight-asian="bold" style:font-weight-complex="bold"/>
    </style:style>
    <style:style style:name="T5" style:family="text">
      <style:text-properties officeooo:rsid="05fce915"/>
    </style:style>
    <style:style style:name="T6" style:family="text">
      <style:text-properties officeooo:rsid="05dd190d"/>
    </style:style>
    <style:style style:name="T7" style:family="text">
      <style:text-properties officeooo:rsid="05fd2993"/>
    </style:style>
    <style:style style:name="T8" style:family="text">
      <style:text-properties officeooo:rsid="05fdafe1"/>
    </style:style>
    <style:style style:name="T9" style:family="text">
      <style:text-properties officeooo:rsid="05ff55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च</text:span><text:span text:style-name="T2">ण</text:span><text:span text:style-name="T3">्</text:span><text:span text:style-name="T2">ड</text:span><text:span text:style-name="T1">पूजाकथन</text:span><text:span text:style-name="T4">म्</text:span><text:line-break/>ईश्वर उवाच -<text:line-break/>ततः शिवान्तिक<text:span text:style-name="T5">ं ग</text:span>त्वा पूजाहोमादिकं मम । <text:line-break/>गृहाण भगवन् पुण्यफलमित्यभिधाय च ॥१<text:span text:style-name="T6">॥</text:span> <text:line-break/>अर्घ्योदकेन देवाय मुद्रयोद्भवस<text:span text:style-name="T5">ंज्ञ</text:span>या । <text:line-break/>हृ<text:span text:style-name="T5">द्बी</text:span>जपूर्वमूलेन स्थिरचित्तो निवेदयेत् ॥२<text:span text:style-name="T6">॥</text:span> <text:line-break/>ततः पूर्ववदभ्यर्च्य स्तुत्वा स्तोत्रैः प्रणम्य च । <text:line-break/>अर्घ्यं पराङ्मुखं द<text:span text:style-name="T5">त्</text:span>त्वा क्षमस्वेत्यभिधाय च ॥३<text:span text:style-name="T6">॥</text:span> <text:line-break/>नाराचमुद्रयाऽस्त्रेण फडन्तेना<text:span text:style-name="T5">ऽऽ</text:span>त्मसञ्चय<text:span text:style-name="T5">म्</text:span> । <text:line-break/>संहृत्य दिव्यया लिङ्गं मू<text:span text:style-name="T5">र्ति</text:span>मन्त्रेण योजयेत् ॥४<text:span text:style-name="T6">॥</text:span> <text:line-break/>स्थण्डिले त्व<text:span text:style-name="T5">र्चि</text:span>ते देवे <text:note text:id="ftn607" text:note-class="footnote"><text:note-citation>1</text:note-citation><text:note-body><text:p text:style-name="P3">मन्त्रसंहारमात्मनि, न्त्रसंहर</text:p></text:note-body></text:note>मन्त्रसङ्घातमात्मनि । <text:s/><text:line-break/>नियोज्य विधिनोक्तेन विदध्याच्चण्डपूजन<text:span text:style-name="T7">म्</text:span> ॥५<text:span text:style-name="T6">॥</text:span> <text:line-break/><text:span text:style-name="T7">ॐ</text:span> चण्डेशानाय नमो मध्यतश्चण्डमू<text:span text:style-name="T7">र्त</text:span>ये । <text:s/><text:line-break/><text:span text:style-name="T7">ॐ</text:span> धूलिचण्डेश्वराय हूं फट् स्वाहा तमाह्वयेत् ॥६<text:span text:style-name="T6">॥</text:span> <text:line-break/>चण्डहृदयाय हूं फट् <text:span text:style-name="T7">ॐ</text:span> चण्डशिरसे तथा । <text:line-break/><text:span text:style-name="T7">ॐ</text:span> चण्डशिखायै हूं फट् चण्डायुः कवचाय च ॥७<text:span text:style-name="T6">॥</text:span> <text:line-break/>चण्डास्त्राय तथा हूं फट् चण्डं रुद्राग्निजं स्मरेत् । <text:s/><text:line-break/>शूलटङ्कधरं कृष्णं साक्षसूत्रकण्डलु<text:span text:style-name="T8">म्</text:span> ॥८<text:span text:style-name="T6">॥</text:span> <text:line-break/>टङ्काकारेऽ<text:span text:style-name="T8">र्ध</text:span>चन्द्रे वा चतु<text:span text:style-name="T8">र्व</text:span>क्त्रं प्रपूजयेत् । </text:p>
      <text:p text:style-name="P1">यथाशक्ति जपं कु<text:span text:style-name="T8">र्या</text:span>दङ्गानान्तु दशांशतः ॥९<text:span text:style-name="T6">॥</text:span> <text:line-break/>गोभूहिरण्यवस्त्रादिमणिहेमादिभूषण<text:span text:style-name="T8">म्</text:span> ।<text:line-break/>विहाय शेषनिर्माल्यं चण्डेशाय निवेदयेत् ॥१०<text:span text:style-name="T6">॥</text:span> <text:line-break/><text:soft-page-break/>लेह्यचोष्याद्य<text:span text:style-name="T8">न्न</text:span>वरं ताम्बूलं स्रग्विलेपन<text:span text:style-name="T8">म्</text:span> । <text:line-break/>नि<text:span text:style-name="T8">र्मा</text:span>ल्यं भोजनं तुभ्यं प्रदत्तन्तु शिवाज्ञया ॥११<text:span text:style-name="T6">॥</text:span> <text:line-break/>सर्वमेतत्क्रियाकाण्डं मया चण्ड तवा<text:span text:style-name="T8">ऽऽ</text:span>ज्ञया ।<text:line-break/>न्यूनाधिकं कृतं मोहात्परिपूर्णं सदाऽस्तु मे ॥१२<text:span text:style-name="T6">॥</text:span> <text:line-break/>इति विज्ञाप्य देवेशं द<text:span text:style-name="T8">त्</text:span>त्वाऽर्घ्यं तस्य संस्मरन् । <text:line-break/>संहारमू<text:span text:style-name="T8">र्ति</text:span>मन्त्रेण शनैः संहारमुद्रया ॥१३<text:span text:style-name="T6">॥</text:span> <text:line-break/>पूरकान्वितमूलेन मन्त्रानात्मनि योजयेत् । <text:line-break/>नि<text:span text:style-name="T9">र्मा</text:span>ल्यापनयस्थानं लिम्पेद्गोमयवारिणा ॥१४॥<text:line-break/>प्रोक्ष्यार्घ्यादि विसृज्याथ आचान्तोऽन्यत्समाचरेत् ॥१<text:span text:style-name="T6">५</text:span>॥ </text:p>
      <text:p text:style-name="P1">इत्यादिमहापुराणे आग्नेये चण्डपूजाकथनं नाम षट्सप्त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2:13:54.553554925</meta:creation-date>
    <dc:date>2017-06-14T12:14:27.738631299</dc:date>
    <meta:editing-duration>PT33S</meta:editing-duration>
    <meta:editing-cycles>1</meta:editing-cycles>
    <meta:document-statistic meta:table-count="0" meta:image-count="0" meta:object-count="0" meta:page-count="2" meta:paragraph-count="4" meta:word-count="161" meta:character-count="801" meta:non-whitespace-character-count="615"/>
    <meta:generator>LibreOffice/5.1.6.2$Linux_X86_64 LibreOffice_project/10m0$Build-2</meta:generator>
  </office:meta>
</office:document-meta>
</file>